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4.57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fill="solid" draw:fill-color="#004a4a" draw:textarea-vertical-align="middle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3.81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694cm"/>
    </style:style>
    <style:style style:name="gr8" style:family="graphic" style:parent-style-name="standard">
      <style:graphic-properties svg:stroke-color="#000000" draw:fill="solid" draw:fill-color="#333333" draw:fill-image-width="0cm" draw:fill-image-height="0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337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133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572cm"/>
    </style:style>
    <style:style style:name="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fill-color="#ffffff" fo:min-height="12.572cm"/>
    </style:style>
    <style:style style:name="pr1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88cm" style:use-optimal-column-width="false"/>
    </style:style>
    <style:style style:name="co3" style:family="table-column">
      <style:table-column-properties style:column-width="5.877cm" style:use-optimal-column-width="false"/>
    </style:style>
    <style:style style:name="co4" style:family="table-column">
      <style:table-column-properties style:column-width="7.942cm" style:use-optimal-column-width="false"/>
    </style:style>
    <style:style style:name="co5" style:family="table-column">
      <style:table-column-properties style:column-width="7.938cm" style:use-optimal-column-width="false"/>
    </style:style>
    <style:style style:name="co6" style:family="table-column">
      <style:table-column-properties style:column-width="7.864cm" style:use-optimal-column-width="false"/>
    </style:style>
    <style:style style:name="co7" style:family="table-column">
      <style:table-column-properties style:column-width="7.86cm" style:use-optimal-column-width="false"/>
    </style:style>
    <style:style style:name="ro1" style:family="table-row">
      <style:table-row-properties style:row-height="1.096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097cm"/>
    </style:style>
    <style:style style:name="ro4" style:family="table-row">
      <style:table-row-properties style:row-height="0.981cm"/>
    </style:style>
    <style:style style:name="ro5" style:family="table-row">
      <style:table-row-properties style:row-height="2.397cm"/>
    </style:style>
    <style:style style:name="ro6" style:family="table-row">
      <style:table-row-properties style:row-height="1.701cm"/>
    </style:style>
    <style:style style:name="ro7" style:family="table-row">
      <style:table-row-properties style:row-height="1.441cm"/>
    </style:style>
    <style:style style:name="ce1" style:family="table-cell">
      <style:graphic-properties style:repeat="repeat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1c1c1c" style:repeat="repeat"/>
      <style:text-properties fo:color="#ff6600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1c1c1c" style:repeat="repeat"/>
    </style:style>
    <style:style style:name="ce5" style:family="table-cell">
      <style:graphic-properties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text-properties fo:font-size="18pt" style:font-size-asian="18pt" style:font-size-complex="18pt"/>
    </style:style>
    <style:style style:name="ce7" style:family="table-cell">
      <style:graphic-properties draw:fill="solid" draw:fill-color="#1c1c1c" style:repeat="repeat"/>
      <style:text-properties fo:font-size="18pt" style:font-size-asian="18pt" style:font-size-complex="18pt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left="0.127cm" fo:margin-right="0cm" fo:margin-top="0.141cm" fo:margin-bottom="0.5cm" fo:text-align="start" fo:text-indent="0cm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center"/>
      <style:text-properties fo:font-size="26pt"/>
    </style:style>
    <style:style style:name="P10" style:family="paragraph">
      <style:paragraph-properties fo:text-align="center"/>
      <style:text-properties fo:color="#ff950e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ff6600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style:font-independent-line-spacing="true"/>
      <style:text-properties fo:font-size="32pt" style:font-size-asian="32pt" style:font-size-complex="32pt"/>
    </style:style>
    <style:style style:name="P17" style:family="paragraph">
      <style:paragraph-properties style:text-autospace="none"/>
    </style:style>
    <style:style style:name="P18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86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950e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86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/>
    </style:style>
    <style:style style:name="T10" style:family="text">
      <style:text-properties fo:color="#ff86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e08056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9f9d6d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808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8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85c2c2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color="#ffffff" fo:font-size="20pt" style:font-size-asian="20pt" style:font-size-complex="20pt"/>
    </style:style>
    <style:style style:name="T20" style:family="text">
      <style:text-properties fo:color="#9f9d6d" fo:font-family="Arial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0.319cm" svg:height="7.207cm" svg:x="2.54cm" svg:y="6.991cm" presentation:class="title" presentation:user-transformed="true">
          <draw:text-box>
            <text:p text:style-name="P1"><text:span text:style-name="T1">Introduction to Scientific Data Analysis in Python</text:span></text:p>
          </draw:text-box>
        </draw:frame>
        <draw:frame draw:name="Subtitle 2" presentation:style-name="pr2" draw:text-style-name="P3" draw:layer="layout" svg:width="20.319cm" svg:height="3.179cm" svg:x="2.54cm" svg:y="14.351cm" presentation:class="subtitle" presentation:user-transformed="true">
          <draw:text-box>
            <text:p text:style-name="P1"><text:span text:style-name="T1">By Mohammad Far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little Bit About Myself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A little Bit About Myself</text:span></text:p>
          </draw:text-box>
        </draw:frame>
        <draw:frame draw:name="Content Placeholder 2" presentation:style-name="pr5" draw:text-style-name="P2" draw:layer="layout" svg:width="23.717cm" svg:height="11.066cm" svg:x="1.001cm" svg:y="7.694cm" presentation:class="outline" presentation:user-transformed="true">
          <draw:text-box>
            <text:list text:style-name="L2">
              <text:list-item>
                <text:p text:style-name="P4"><text:span text:style-name="T2">Application Developer at ThinkRF</text:span></text:p>
              </text:list-item>
              <text:list-item>
                <text:p text:style-name="P4"><text:span text:style-name="T2">Email: </text:span><text:span text:style-name="T2"><text:a xlink:href="mailto:mohammad.farhan@thinkrf.com">mohammad.farhan@thinkrf.com</text:a></text:span></text:p>
              </text:list-item>
              <text:list-item>
                <text:p text:style-name="P4"><text:span text:style-name="T2">Github: github.com/mfarhan12</text:span></text:p>
              </text:list-item>
              <text:list-item>
                <text:p text:style-name="P4"><text:span text:style-name="T2">Scripts Use Python 2.7</text:span></text:p>
              </text:list-item>
              <text:list-item>
                <text:p text:style-name="P4"><text:span text:style-name="T2">Presentation/Scripts can be found at:</text:span></text:p>
              </text:list-item>
            </text:list>
            <text:p text:style-name="P4"><text:span text:style-name="T2"><text:a xlink:href="https://github.com/mfarhan12/intro_to_scientific_computing">https://github.com/mfarhan12/intro_to_scientific_computing</text:a></text:span></text:p>
            <text:p text:style-name="P4"><text:span text:style-name="T2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ics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Topics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2">
              <text:list-item>
                <text:p text:style-name="P4"><text:span text:style-name="T3">What is scientific analysis</text:span></text:p>
              </text:list-item>
              <text:list-item>
                <text:p text:style-name="P4"><text:span text:style-name="T3">Why use Python for scientific analysis</text:span></text:p>
              </text:list-item>
              <text:list-item>
                <text:p text:style-name="P4"><text:span text:style-name="T3">Python basics</text:span></text:p>
              </text:list-item>
              <text:list-item>
                <text:p text:style-name="P4"><text:span text:style-name="T3">Data Acquisition <text:s/>(</text:span><text:span text:style-name="T4">Files, Sockets, Audio</text:span><text:span text:style-name="T3">)</text:span></text:p>
              </text:list-item>
              <text:list-item>
                <text:p text:style-name="P4"><text:span text:style-name="T3">Data Presentation (</text:span><text:span text:style-name="T4">Matplotlib,</text:span><text:span text:style-name="T5"> </text:span><text:span text:style-name="T4">PyQtGraph</text:span><text:span text:style-name="T3">)</text:span></text:p>
              </text:list-item>
              <text:list-item>
                <text:p text:style-name="P4"><text:span text:style-name="T3">Data Processing (</text:span><text:span text:style-name="T4">Numpy, Scipy</text:span><text:span text:style-name="T3">)</text:span></text:p>
              </text:list-item>
              <text:list-item>
                <text:p text:style-name="P4"><text:span text:style-name="T3">Application Development (</text:span><text:span text:style-name="T4">Pyside</text:span><text:span text:style-name="T3">) 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Python for science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y use Python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2">
              <text:list-item>
                <text:p text:style-name="P4"><text:span text:style-name="T3">Python is free</text:span></text:p>
              </text:list-item>
              <text:list-item>
                <text:p text:style-name="P4"><text:span text:style-name="T3">Python has a vast amount of open source libraries (also free)</text:span></text:p>
              </text:list-item>
              <text:list-item>
                <text:p text:style-name="P4"><text:span text:style-name="T3">Python is a high level language</text:span></text:p>
              </text:list-item>
              <text:list-item>
                <text:p text:style-name="P4"><text:span text:style-name="T3">Python has a great community, with tons of resources and examples</text:span></text:p>
              </text:list-item>
            </text:list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cientific analysis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at is scientific data analysis</text:span></text:p>
          </draw:text-box>
        </draw:frame>
        <draw:custom-shape draw:name="TextBox 6" draw:style-name="gr2" draw:text-style-name="P8" draw:layer="layout" svg:width="8.677cm" svg:height="4.823cm" svg:x="1.27cm" svg:y="13.758cm">
          <text:p text:style-name="P7"><text:span text:style-name="T6">Files (txt, mat, xml, json, spreadsheets)</text:span></text:p>
          <text:p text:style-name="P7"><text:span text:style-name="T6">Network Socket</text:span></text:p>
          <text:p text:style-name="P7"><text:span text:style-name="T6">USB</text:span></text:p>
          <text:p text:style-name="P7"><text:span text:style-name="T6"/></text:p>
          <text:p text:style-name="P7"><text:span text:style-name="T7"/></text:p>
          <draw:enhanced-geometry svg:viewBox="0 0 21600 21600" draw:type="rectangle" draw:enhanced-path="M 0 0 L 21600 0 21600 21600 0 21600 0 0 Z N"/>
        </draw:custom-shape>
        <draw:custom-shape draw:name="TextBox 7" draw:style-name="gr3" draw:text-style-name="P8" draw:layer="layout" svg:width="8.677cm" svg:height="3.299cm" svg:x="8.825cm" svg:y="13.758cm">
          <text:p text:style-name="P7"><text:span text:style-name="T6">Identifying Information </text:span></text:p>
          <text:p text:style-name="P7"><text:span text:style-name="T6">Statistical Analysis</text:span></text:p>
          <text:p text:style-name="P7"><text:span text:style-name="T6">Processing/Filtering</text:span></text:p>
          <text:p text:style-name="P7"><text:span text:style-name="T7"/></text:p>
          <draw:enhanced-geometry svg:viewBox="0 0 21600 21600" draw:type="rectangle" draw:enhanced-path="M 0 0 L 21600 0 21600 21600 0 21600 0 0 Z N"/>
        </draw:custom-shape>
        <draw:rect draw:style-name="gr4" draw:text-style-name="P10" draw:layer="layout" svg:width="5.195cm" svg:height="3.598cm" svg:x="1.24cm" svg:y="9.369cm">
          <text:p text:style-name="P9"><text:span text:style-name="T8">Data </text:span></text:p>
          <text:p text:style-name="P9"><text:span text:style-name="T8">Acquisition</text:span></text:p>
        </draw:rect>
        <draw:custom-shape draw:style-name="gr5" draw:text-style-name="P11" draw:layer="layout" svg:width="1.788cm" svg:height="1.549cm" svg:x="7.007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0" draw:layer="layout" svg:width="5.195cm" svg:height="3.598cm" svg:x="9.14cm" svg:y="9.368cm">
          <text:p text:style-name="P9"><text:span text:style-name="T8">Data</text:span></text:p>
          <text:p text:style-name="P9"><text:span text:style-name="T8">Process</text:span></text:p>
        </draw:rect>
        <draw:rect draw:style-name="gr4" draw:text-style-name="P10" draw:layer="layout" svg:width="5.195cm" svg:height="3.598cm" svg:x="17.84cm" svg:y="9.367cm">
          <text:p text:style-name="P9"><text:span text:style-name="T8">Present</text:span></text:p>
        </draw:rect>
        <draw:custom-shape draw:style-name="gr5" draw:text-style-name="P11" draw:layer="layout" svg:width="1.788cm" svg:height="1.549cm" svg:x="15.344cm" svg:y="10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7" draw:style-name="gr6" draw:text-style-name="P8" draw:layer="layout" svg:width="8.677cm" svg:height="4.061cm" svg:x="17.625cm" svg:y="13.758cm">
          <text:p text:style-name="P7"><text:span text:style-name="T6">Plots</text:span></text:p>
          <text:p text:style-name="P7"><text:span text:style-name="T6">Applications</text:span></text:p>
          <text:p text:style-name="P7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2.558cm" svg:height="3.205cm" svg:x="2.541cm" svg:y="4.292cm" presentation:class="title" presentation:user-transformed="true">
          <draw:text-box>
            <text:p text:style-name="P1"><text:span text:style-name="T1">Python Basics: Integers and Floats</text:span></text:p>
          </draw:text-box>
        </draw:frame>
        <draw:frame draw:style-name="standard" draw:layer="layout" svg:width="23.514cm" svg:height="11.785cm" svg:x="0.676cm" svg:y="7.05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9">Code</text:span></text:p>
              </table:table-cell>
              <table:table-cell>
                <text:p text:style-name="P12"><text:span text:style-name="T9">Value</text:span></text:p>
              </table:table-cell>
              <table:table-cell>
                <text:p text:style-name="P12"><text:span text:style-name="T9">Type</text:span></text:p>
              </table:table-cell>
              <table:table-cell>
                <text:p text:style-name="P12"><text:span text:style-name="T9">Notes</text:span></text:p>
              </table:table-cell>
            </table:table-row>
            <table:table-row table:style-name="ro2" table:default-cell-style-name="ce2">
              <table:table-cell>
                <text:p text:style-name="P13">X = 5</text:p>
              </table:table-cell>
              <table:table-cell>
                <text:p text:style-name="P13">5</text:p>
              </table:table-cell>
              <table:table-cell>
                <text:p text:style-name="P13">int</text:p>
              </table:table-cell>
              <table:table-cell>
                <text:p text:style-name="P13">Default assignment is integer</text:p>
              </table:table-cell>
            </table:table-row>
            <table:table-row table:style-name="ro1" table:default-cell-style-name="ce2">
              <table:table-cell>
                <text:p text:style-name="P13">X = X / 3</text:p>
              </table:table-cell>
              <table:table-cell>
                <text:p text:style-name="P13">1</text:p>
              </table:table-cell>
              <table:table-cell>
                <text:p text:style-name="P13">int</text:p>
              </table:table-cell>
              <table:table-cell>
                <text:p text:style-name="P13">Arithmetic on integers are rounded down</text:p>
              </table:table-cell>
            </table:table-row>
            <table:table-row table:style-name="ro1" table:default-cell-style-name="ce2">
              <table:table-cell>
                <text:p text:style-name="P13">Y = float(X) / 3</text:p>
              </table:table-cell>
              <table:table-cell>
                <text:p text:style-name="P13">1.6666666666666667</text:p>
              </table:table-cell>
              <table:table-cell>
                <text:p text:style-name="P13">float</text:p>
              </table:table-cell>
              <table:table-cell>
                <text:p text:style-name="P13">Arithmetic on floats produces floats</text:p>
              </table:table-cell>
            </table:table-row>
            <table:table-row table:style-name="ro3" table:default-cell-style-name="ce2">
              <table:table-cell>
                <text:p text:style-name="P13">Z = <text:s/>X/Y</text:p>
              </table:table-cell>
              <table:table-cell>
                <text:p text:style-name="P13">3.0</text:p>
              </table:table-cell>
              <table:table-cell>
                <text:p text:style-name="P13">float</text:p>
              </table:table-cell>
              <table:table-cell>
                <text:p text:style-name="P13">When operating on a float and an integer, the result is always a floa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1cm" svg:y="4.292cm" presentation:class="title" presentation:user-transformed="true">
          <draw:text-box>
            <text:p text:style-name="P1"><text:span text:style-name="T1">Python Basics: Lists</text:span></text:p>
          </draw:text-box>
        </draw:frame>
        <draw:frame draw:style-name="standard" draw:layer="layout" svg:width="23.821cm" svg:height="11.809cm" svg:x="0.643cm" svg:y="6.957cm">
          <table:table table:template-name="bw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9">Code</text:span></text:p>
              </table:table-cell>
              <table:table-cell table:style-name="ce3">
                <text:p>Value</text:p>
              </table:table-cell>
              <table:table-cell>
                <text:p text:style-name="P12"><text:span text:style-name="T9">Notes</text:span></text:p>
              </table:table-cell>
            </table:table-row>
            <table:table-row table:style-name="ro2" table:default-cell-style-name="ce2">
              <table:table-cell>
                <text:p text:style-name="P13">List = []</text:p>
              </table:table-cell>
              <table:table-cell table:style-name="ce4">
                <text:p>[]</text:p>
              </table:table-cell>
              <table:table-cell>
                <text:p text:style-name="P13">Empty list declaration</text:p>
              </table:table-cell>
            </table:table-row>
            <table:table-row table:style-name="ro1" table:default-cell-style-name="ce2">
              <table:table-cell>
                <text:p>List = [5,6,4,1,2,3]</text:p>
              </table:table-cell>
              <table:table-cell table:style-name="ce4">
                <text:p>[5,6,4,1,2,3]</text:p>
              </table:table-cell>
              <table:table-cell>
                <text:p>Not Empty list </text:p>
              </table:table-cell>
            </table:table-row>
            <table:table-row table:style-name="ro1" table:default-cell-style-name="ce4">
              <table:table-cell>
                <text:p>len(list)</text:p>
              </table:table-cell>
              <table:table-cell>
                <text:p>6</text:p>
              </table:table-cell>
              <table:table-cell>
                <text:p>Len returns the size of the list</text:p>
              </table:table-cell>
            </table:table-row>
            <table:table-row table:style-name="ro3" table:default-cell-style-name="ce2">
              <table:table-cell>
                <text:p text:style-name="P13">List.append(7)</text:p>
              </table:table-cell>
              <table:table-cell table:style-name="ce4">
                <text:p>[1,2,3,4,5,6,7]</text:p>
              </table:table-cell>
              <table:table-cell>
                <text:p text:style-name="P13">Use append to add items to the list</text:p>
              </table:table-cell>
            </table:table-row>
            <table:table-row table:style-name="ro3" table:default-cell-style-name="ce4">
              <table:table-cell>
                <text:p>List.append('a')</text:p>
              </table:table-cell>
              <table:table-cell>
                <text:p>[1,2,3,4,5,6,7, 'a']</text:p>
              </table:table-cell>
              <table:table-cell>
                <text:p>List items don't have to be the same type</text:p>
              </table:table-cell>
            </table:table-row>
            <table:table-row table:style-name="ro3" table:default-cell-style-name="ce4">
              <table:table-cell>
                <text:p>Val = list[0]</text:p>
              </table:table-cell>
              <table:table-cell>
                <text:p>1</text:p>
              </table:table-cell>
              <table:table-cell>
                <text:p>List index begins at 0</text:p>
              </table:table-cell>
            </table:table-row>
            <table:table-row table:style-name="ro3" table:default-cell-style-name="ce4">
              <table:table-cell>
                <text:p>Val = list[3:6]</text:p>
              </table:table-cell>
              <table:table-cell>
                <text:p>[4,5,6]</text:p>
              </table:table-cell>
              <table:table-cell>
                <text:p>Returns</text:p>
              </table:table-cell>
            </table:table-row>
            <table:table-row table:style-name="ro3" table:default-cell-style-name="ce4">
              <table:table-cell>
                <text:p>Val = list[3:-2]</text:p>
              </table:table-cell>
              <table:table-cell>
                <text:p>[4,5]</text:p>
              </table:table-cell>
              <table:table-cell>
                <text:p>Index by negative numb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1cm" svg:y="4.292cm" presentation:class="title" presentation:user-transformed="true">
          <draw:text-box>
            <text:p text:style-name="P1"><text:span text:style-name="T1">Python Basics: Strings</text:span></text:p>
          </draw:text-box>
        </draw:frame>
        <draw:frame draw:style-name="standard" draw:layer="layout" svg:width="23.821cm" svg:height="11.335cm" svg:x="0.644cm" svg:y="6.958cm">
          <table:table table:template-name="bw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9">Code</text:span></text:p>
              </table:table-cell>
              <table:table-cell table:style-name="ce3">
                <text:p>Value</text:p>
              </table:table-cell>
              <table:table-cell>
                <text:p text:style-name="P12"><text:span text:style-name="T9">Notes</text:span></text:p>
              </table:table-cell>
            </table:table-row>
            <table:table-row table:style-name="ro2" table:default-cell-style-name="ce2">
              <table:table-cell>
                <text:p text:style-name="P13">String = ''</text:p>
              </table:table-cell>
              <table:table-cell table:style-name="ce4"/>
              <table:table-cell>
                <text:p text:style-name="P13">Empty string declaration</text:p>
              </table:table-cell>
            </table:table-row>
            <table:table-row table:style-name="ro1" table:default-cell-style-name="ce2">
              <table:table-cell>
                <text:p>String = 'Hello World'</text:p>
              </table:table-cell>
              <table:table-cell table:style-name="ce4">
                <text:p>Hello World</text:p>
              </table:table-cell>
              <table:table-cell>
                <text:p>Not Empty string </text:p>
              </table:table-cell>
            </table:table-row>
            <table:table-row table:style-name="ro1" table:default-cell-style-name="ce4">
              <table:table-cell>
                <text:p>len(String)</text:p>
              </table:table-cell>
              <table:table-cell>
                <text:p>11</text:p>
              </table:table-cell>
              <table:table-cell>
                <text:p>Len returns the size of the string</text:p>
              </table:table-cell>
            </table:table-row>
            <table:table-row table:style-name="ro3" table:default-cell-style-name="ce2">
              <table:table-cell>
                <text:p text:style-name="P13">String = String + '!!!'</text:p>
              </table:table-cell>
              <table:table-cell table:style-name="ce4">
                <text:p>Hello World!!!!</text:p>
              </table:table-cell>
              <table:table-cell>
                <text:p text:style-name="P13">You can add two strings together</text:p>
              </table:table-cell>
            </table:table-row>
            <table:table-row table:style-name="ro3" table:default-cell-style-name="ce4">
              <table:table-cell>
                <text:p>String.rstrip('!')</text:p>
              </table:table-cell>
              <table:table-cell>
                <text:p>Hello World</text:p>
              </table:table-cell>
              <table:table-cell>
                <text:p>Use rstrip to remove a specified character</text:p>
              </table:table-cell>
            </table:table-row>
            <table:table-row table:style-name="ro3" table:default-cell-style-name="ce4">
              <table:table-cell>
                <text:p>Hello = String[0:5]</text:p>
              </table:table-cell>
              <table:table-cell>
                <text:p>Hello</text:p>
              </table:table-cell>
              <table:table-cell>
                <text:p>You can grab </text:p>
              </table:table-cell>
            </table:table-row>
            <table:table-row table:style-name="ro3" table:default-cell-style-name="ce4">
              <table:table-cell>
                <text:p>String.split(' ')</text:p>
              </table:table-cell>
              <table:table-cell>
                <text:p>['Hello', 'World']</text:p>
              </table:table-cell>
              <table:table-cell>
                <text:p>Split a string into list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0.319cm" svg:height="3.205cm" svg:x="2.541cm" svg:y="4.292cm" presentation:class="title" presentation:user-transformed="true">
          <draw:text-box>
            <text:p text:style-name="P1"><text:span text:style-name="T1">Python Basics: Dictionaries</text:span></text:p>
          </draw:text-box>
        </draw:frame>
        <draw:frame draw:style-name="standard" draw:layer="layout" svg:width="23.587cm" svg:height="11.431cm" svg:x="0.645cm" svg:y="6.959cm">
          <table:table table:template-name="bw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5">
              <table:table-cell>
                <text:p text:style-name="P14"><text:span text:style-name="T9">Code</text:span></text:p>
              </table:table-cell>
              <table:table-cell table:style-name="ce6">
                <text:p text:style-name="P15">Value</text:p>
              </table:table-cell>
              <table:table-cell>
                <text:p text:style-name="P14"><text:span text:style-name="T9">Notes</text:span></text:p>
              </table:table-cell>
            </table:table-row>
            <table:table-row table:style-name="ro4" table:default-cell-style-name="ce2">
              <table:table-cell>
                <text:p text:style-name="P13">Dictionary = {}</text:p>
              </table:table-cell>
              <table:table-cell table:style-name="ce7">
                <text:p text:style-name="P15">{}</text:p>
              </table:table-cell>
              <table:table-cell>
                <text:p text:style-name="P13">Empty dictionary</text:p>
              </table:table-cell>
            </table:table-row>
            <table:table-row table:style-name="ro5" table:default-cell-style-name="ce2">
              <table:table-cell>
                <text:p text:style-name="P15">Dictionary = {</text:p>
                <text:p text:style-name="P15">Canada': 'Ottawa', </text:p>
                <text:p text:style-name="P15">'France': 'Paris'}</text:p>
              </table:table-cell>
              <table:table-cell table:style-name="ce7">
                <text:p>Canada': 'Ottawa', </text:p>
                <text:p>'France': 'Paris'</text:p>
              </table:table-cell>
              <table:table-cell>
                <text:p text:style-name="P15">Not empty dictionary</text:p>
              </table:table-cell>
            </table:table-row>
            <table:table-row table:style-name="ro6" table:default-cell-style-name="ce7">
              <table:table-cell>
                <text:p text:style-name="P15">Dictionary['Canada']</text:p>
              </table:table-cell>
              <table:table-cell>
                <text:p text:style-name="P15">'Ottawa'</text:p>
              </table:table-cell>
              <table:table-cell>
                <text:p text:style-name="P15">Len returns the size of the string</text:p>
              </table:table-cell>
            </table:table-row>
            <table:table-row table:style-name="ro7" table:default-cell-style-name="ce2">
              <table:table-cell>
                <text:p text:style-name="P13">len(Dictionary)</text:p>
              </table:table-cell>
              <table:table-cell table:style-name="ce7">
                <text:p text:style-name="P15">2</text:p>
              </table:table-cell>
              <table:table-cell>
                <text:p text:style-name="P15">Len returns the size of the string</text:p>
              </table:table-cell>
            </table:table-row>
            <table:table-row table:style-name="ro6" table:default-cell-style-name="ce7">
              <table:table-cell>
                <text:p text:style-name="P15">String.rstrip('!')</text:p>
              </table:table-cell>
              <table:table-cell>
                <text:p text:style-name="P15">Hello World</text:p>
              </table:table-cell>
              <table:table-cell>
                <text:p text:style-name="P15">Use rstrip to remove a specified character</text:p>
              </table:table-cell>
            </table:table-row>
            <table:table-row table:style-name="ro4" table:default-cell-style-name="ce7">
              <table:table-cell>
                <text:p text:style-name="P15">Hello = String[0:5]</text:p>
              </table:table-cell>
              <table:table-cell>
                <text:p text:style-name="P15">Hello</text:p>
              </table:table-cell>
              <table:table-cell>
                <text:p text:style-name="P15">You can grab </text:p>
              </table:table-cell>
            </table:table-row>
            <table:table-row table:style-name="ro4" table:default-cell-style-name="ce7">
              <table:table-cell>
                <text:p text:style-name="P15">String.split(' ')</text:p>
              </table:table-cell>
              <table:table-cell>
                <text:p text:style-name="P15">['Hello', 'World']</text:p>
              </table:table-cell>
              <table:table-cell>
                <text:p text:style-name="P15">Split a string into list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16" draw:layer="layout" svg:width="20.319cm" svg:height="3.205cm" svg:x="2.543cm" svg:y="4.294cm" presentation:class="title" presentation:user-transformed="true">
          <draw:text-box>
            <text:p text:style-name="P1"><text:span text:style-name="T10">Data Acquisition From a File</text:span></text:p>
          </draw:text-box>
        </draw:frame>
        <draw:frame draw:style-name="gr7" draw:layer="layout" svg:width="19.903cm" svg:height="9.562cm" svg:x="2.338cm" svg:y="6.847cm">
          <draw:text-box>
            <text:list text:style-name="L4">
              <text:list-item>
                <text:p><text:span text:style-name="T11">Check Format</text:span></text:p>
                <text:p><text:span text:style-name="T11"/></text:p>
              </text:list-item>
              <text:list-item>
                <text:p><text:span text:style-name="T11">Don't store data in scripts</text:span></text:p>
                <text:p><text:span text:style-name="T11"/></text:p>
              </text:list-item>
              <text:list-item>
                <text:p><text:span text:style-name="T11">RAM limitations</text:span></text:p>
                <text:p><text:span text:style-name="T11"/></text:p>
              </text:list-item>
              <text:list-item>
                <text:p><text:span text:style-name="T11">Encoding</text:span></text:p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frame draw:name="Title 1" presentation:style-name="pr9" draw:text-style-name="P16" draw:layer="layout" svg:width="20.319cm" svg:height="3.205cm" svg:x="2.542cm" svg:y="4.293cm" presentation:class="title" presentation:user-transformed="true">
          <draw:text-box>
            <text:p text:style-name="P1"><text:span text:style-name="T10">Data Acquisition: Reading Text Files</text:span></text:p>
          </draw:text-box>
        </draw:frame>
        <draw:rect draw:style-name="gr8" draw:text-style-name="P18" draw:layer="layout" svg:width="11.719cm" svg:height="8.183cm" svg:x="13.1cm" svg:y="10.302cm">
          <text:p text:style-name="P17"><text:span text:style-name="T12">file</text:span><text:span text:style-name="T13"> </text:span><text:span text:style-name="T14">=</text:span><text:span text:style-name="T13"> </text:span><text:span text:style-name="T12">open</text:span><text:span text:style-name="T14">(</text:span><text:span text:style-name="T15">'sample_text.txt'</text:span><text:span text:style-name="T14">,</text:span><text:span text:style-name="T13"> </text:span><text:span text:style-name="T15">'r'</text:span><text:span text:style-name="T14">)</text:span></text:p>
          <text:p text:style-name="P17"><text:span text:style-name="T12">file_data</text:span><text:span text:style-name="T13"> </text:span><text:span text:style-name="T14">=</text:span><text:span text:style-name="T13"> </text:span><text:span text:style-name="T12">file</text:span><text:span text:style-name="T14">.</text:span><text:span text:style-name="T12">read</text:span><text:span text:style-name="T14">()</text:span></text:p>
          <text:p text:style-name="P17"><text:span text:style-name="T16">print</text:span><text:span text:style-name="T14">(</text:span><text:span text:style-name="T12">file_data</text:span><text:span text:style-name="T14">)</text:span></text:p>
          <text:p text:style-name="P17"><text:span text:style-name="T12"/></text:p>
          <text:p text:style-name="P17"><text:span text:style-name="T12"/></text:p>
          <text:p text:style-name="P17"><text:span text:style-name="T12">file</text:span><text:span text:style-name="T14">.</text:span><text:span text:style-name="T12">seek</text:span><text:span text:style-name="T14">(</text:span><text:span text:style-name="T17">0</text:span><text:span text:style-name="T14">)</text:span></text:p>
          <text:p text:style-name="P17"><text:span text:style-name="T16">for</text:span><text:span text:style-name="T13"> </text:span><text:span text:style-name="T12">data</text:span><text:span text:style-name="T13"> </text:span><text:span text:style-name="T16">in</text:span><text:span text:style-name="T13"> </text:span><text:span text:style-name="T12">file</text:span><text:span text:style-name="T14">:</text:span></text:p>
          <text:p text:style-name="P17"><text:span text:style-name="T13"><text:tab/></text:span><text:span text:style-name="T16">print</text:span><text:span text:style-name="T14">(</text:span><text:span text:style-name="T12">data</text:span><text:span text:style-name="T14">.</text:span><text:span text:style-name="T12">rstrip</text:span><text:span text:style-name="T14">(</text:span><text:span text:style-name="T15">"\n"</text:span><text:span text:style-name="T14">))</text:span></text:p>
          <text:p><text:span text:style-name="T18"/></text:p>
        </draw:rect>
        <draw:frame draw:style-name="gr9" draw:layer="layout" svg:width="6.269cm" svg:height="0.963cm" svg:x="12.901cm" svg:y="9.54cm">
          <draw:text-box>
            <text:p>read_text.py</text:p>
          </draw:text-box>
        </draw:frame>
        <draw:frame draw:style-name="gr7" draw:layer="layout" svg:width="19.903cm" svg:height="4.944cm" svg:x="2.337cm" svg:y="6.847cm">
          <draw:text-box>
            <text:p>Library: Standard Python Library</text:p>
            <text:p/>
            <text:p>Documentation: https://docs.python.org/2/tutorial/inputoutput.html</text:p>
          </draw:text-box>
        </draw:frame>
        <draw:rect draw:style-name="gr8" draw:text-style-name="P18" draw:layer="layout" svg:width="12.562cm" svg:height="8.208cm" svg:x="0.301cm" svg:y="10.303cm">
          <text:p><text:span text:style-name="T19">16</text:span></text:p>
          <text:p><text:span text:style-name="T19">-4</text:span></text:p>
          <text:p><text:span text:style-name="T19">0</text:span></text:p>
          <text:p><text:span text:style-name="T19">-4</text:span></text:p>
          <text:p><text:span text:style-name="T19">-8</text:span></text:p>
          <text:p><text:span text:style-name="T19">-4</text:span></text:p>
          <text:p><text:span text:style-name="T19">4</text:span></text:p>
          <text:p><text:span text:style-name="T19">-8</text:span></text:p>
          <text:p><text:span text:style-name="T19">12</text:span></text:p>
          <text:p><text:span text:style-name="T18"/></text:p>
        </draw:rect>
        <draw:frame draw:style-name="gr10" draw:layer="layout" svg:width="6.269cm" svg:height="4.383cm" svg:x="0.101cm" svg:y="9.54cm">
          <draw:text-box>
            <text:p>sample_text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name="Title 1" presentation:style-name="pr1" draw:text-style-name="P16" draw:layer="layout" svg:width="20.319cm" svg:height="3.205cm" svg:x="2.543cm" svg:y="4.294cm" presentation:class="title" presentation:user-transformed="true">
          <draw:text-box>
            <text:p text:style-name="P1"><text:span text:style-name="T10">Data Acquisition: Writing Text Files</text:span></text:p>
          </draw:text-box>
        </draw:frame>
        <draw:rect draw:style-name="gr8" draw:text-style-name="P18" draw:layer="layout" svg:width="12.562cm" svg:height="5.481cm" svg:x="12.302cm" svg:y="7.831cm">
          <text:p><text:span text:style-name="T19">This is line one </text:span></text:p>
          <text:p><text:span text:style-name="T19">1</text:span></text:p>
          <text:p><text:span text:style-name="T19">2</text:span></text:p>
          <text:p><text:span text:style-name="T19">3</text:span></text:p>
          <text:p><text:span text:style-name="T19">4</text:span></text:p>
          <text:p><text:span text:style-name="T19">5</text:span></text:p>
          <text:p><text:span text:style-name="T18"/></text:p>
        </draw:rect>
        <draw:frame draw:style-name="gr10" draw:layer="layout" svg:width="6.269cm" svg:height="4.383cm" svg:x="12.202cm" svg:y="7.041cm">
          <draw:text-box>
            <text:p>sample_write.txt</text:p>
          </draw:text-box>
        </draw:frame>
        <draw:rect draw:style-name="gr8" draw:text-style-name="P18" draw:layer="layout" svg:width="11.719cm" svg:height="8.183cm" svg:x="0.202cm" svg:y="7.804cm">
          <text:p text:style-name="P17"><text:span text:style-name="T12">file</text:span><text:span text:style-name="T13"> </text:span><text:span text:style-name="T20">=</text:span><text:span text:style-name="T13"> </text:span><text:span text:style-name="T12">open</text:span><text:span text:style-name="T20">(</text:span><text:span text:style-name="T15">'sample_write.txt'</text:span><text:span text:style-name="T20">,</text:span><text:span text:style-name="T13"> </text:span><text:span text:style-name="T15">'w'</text:span><text:span text:style-name="T20">)</text:span></text:p>
          <text:p text:style-name="P17"><text:span text:style-name="T12">file</text:span><text:span text:style-name="T20">.</text:span><text:span text:style-name="T12">write</text:span><text:span text:style-name="T20">(</text:span><text:span text:style-name="T15">'This is line one \n'</text:span><text:span text:style-name="T20">)</text:span></text:p>
          <text:p text:style-name="P17"><text:span text:style-name="T12"/></text:p>
          <text:p text:style-name="P17"><text:span text:style-name="T12">data</text:span><text:span text:style-name="T13"> </text:span><text:span text:style-name="T20">=</text:span><text:span text:style-name="T13"> </text:span><text:span text:style-name="T20">[</text:span><text:span text:style-name="T17">1</text:span><text:span text:style-name="T20">,</text:span><text:span text:style-name="T13"> </text:span><text:span text:style-name="T17">2</text:span><text:span text:style-name="T20">,</text:span><text:span text:style-name="T13"> </text:span><text:span text:style-name="T17">3</text:span><text:span text:style-name="T20">,</text:span><text:span text:style-name="T13"> </text:span><text:span text:style-name="T17">4</text:span><text:span text:style-name="T20">,</text:span><text:span text:style-name="T13"> </text:span><text:span text:style-name="T17">5</text:span><text:span text:style-name="T20">]</text:span></text:p>
          <text:p text:style-name="P17"><text:span text:style-name="T12"/></text:p>
          <text:p text:style-name="P17"><text:span text:style-name="T16">for</text:span><text:span text:style-name="T13"> </text:span><text:span text:style-name="T12">d</text:span><text:span text:style-name="T13"> </text:span><text:span text:style-name="T16">in</text:span><text:span text:style-name="T13"> </text:span><text:span text:style-name="T12">data</text:span><text:span text:style-name="T20">:</text:span></text:p>
          <text:p text:style-name="P17"><text:span text:style-name="T12"><text:tab/></text:span><text:span text:style-name="T12">file</text:span><text:span text:style-name="T20">.</text:span><text:span text:style-name="T12">write</text:span><text:span text:style-name="T20">(</text:span><text:span text:style-name="T12">str</text:span><text:span text:style-name="T20">(</text:span><text:span text:style-name="T12">d</text:span><text:span text:style-name="T20">)</text:span><text:span text:style-name="T13"> </text:span><text:span text:style-name="T20">+</text:span><text:span text:style-name="T13"> </text:span><text:span text:style-name="T15">"\n"</text:span><text:span text:style-name="T20">)</text:span></text:p>
          <text:p text:style-name="P17"><text:span text:style-name="T12"/></text:p>
          <text:p text:style-name="P17"><text:span text:style-name="T12">file</text:span><text:span text:style-name="T20">.</text:span><text:span text:style-name="T12">close</text:span><text:span text:style-name="T20">()</text:span></text:p>
          <text:p><text:span text:style-name="T18"/></text:p>
        </draw:rect>
        <draw:frame draw:style-name="gr9" draw:layer="layout" svg:width="6.269cm" svg:height="0.963cm" svg:x="0.003cm" svg:y="7.042cm">
          <draw:text-box>
            <text:p>write_text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name="Title 1" presentation:style-name="pr1" draw:text-style-name="P16" draw:layer="layout" svg:width="20.319cm" svg:height="3.205cm" svg:x="2.542cm" svg:y="4.294cm" presentation:class="title" presentation:user-transformed="true">
          <draw:text-box>
            <text:p text:style-name="P1"><text:span text:style-name="T10">Data Acquisition: CSV Files</text:span></text:p>
          </draw:text-box>
        </draw:frame>
        <draw:rect draw:style-name="gr8" draw:text-style-name="P18" draw:layer="layout" svg:width="11.719cm" svg:height="8.183cm" svg:x="13.1cm" svg:y="8.003cm">
          <text:p text:style-name="P17"><text:span text:style-name="T12">file</text:span><text:span text:style-name="T13"> </text:span><text:span text:style-name="T14">=</text:span><text:span text:style-name="T13"> </text:span><text:span text:style-name="T12">open</text:span><text:span text:style-name="T14">(</text:span><text:span text:style-name="T15">'sample_text.txt'</text:span><text:span text:style-name="T14">,</text:span><text:span text:style-name="T13"> </text:span><text:span text:style-name="T15">'r'</text:span><text:span text:style-name="T14">)</text:span></text:p>
          <text:p text:style-name="P17"><text:span text:style-name="T12">file_data</text:span><text:span text:style-name="T13"> </text:span><text:span text:style-name="T14">=</text:span><text:span text:style-name="T13"> </text:span><text:span text:style-name="T12">file</text:span><text:span text:style-name="T14">.</text:span><text:span text:style-name="T12">read</text:span><text:span text:style-name="T14">()</text:span></text:p>
          <text:p text:style-name="P17"><text:span text:style-name="T16">print</text:span><text:span text:style-name="T14">(</text:span><text:span text:style-name="T12">file_data</text:span><text:span text:style-name="T14">)</text:span></text:p>
          <text:p text:style-name="P17"><text:span text:style-name="T12"/></text:p>
          <text:p text:style-name="P17"><text:span text:style-name="T12"/></text:p>
          <text:p text:style-name="P17"><text:span text:style-name="T12">file</text:span><text:span text:style-name="T14">.</text:span><text:span text:style-name="T12">seek</text:span><text:span text:style-name="T14">(</text:span><text:span text:style-name="T17">0</text:span><text:span text:style-name="T14">)</text:span></text:p>
          <text:p text:style-name="P17"><text:span text:style-name="T16">for</text:span><text:span text:style-name="T13"> </text:span><text:span text:style-name="T12">data</text:span><text:span text:style-name="T13"> </text:span><text:span text:style-name="T16">in</text:span><text:span text:style-name="T13"> </text:span><text:span text:style-name="T12">file</text:span><text:span text:style-name="T14">:</text:span></text:p>
          <text:p text:style-name="P17"><text:span text:style-name="T13"><text:tab/></text:span><text:span text:style-name="T16">print</text:span><text:span text:style-name="T14">(</text:span><text:span text:style-name="T12">data</text:span><text:span text:style-name="T14">.</text:span><text:span text:style-name="T12">rstrip</text:span><text:span text:style-name="T14">(</text:span><text:span text:style-name="T15">"\n"</text:span><text:span text:style-name="T14">))</text:span></text:p>
          <text:p><text:span text:style-name="T18"/></text:p>
        </draw:rect>
        <draw:frame draw:style-name="gr9" draw:layer="layout" svg:width="6.269cm" svg:height="0.963cm" svg:x="12.901cm" svg:y="7.241cm">
          <draw:text-box>
            <text:p>read_csv.py</text:p>
          </draw:text-box>
        </draw:frame>
        <draw:rect draw:style-name="gr8" draw:text-style-name="P18" draw:layer="layout" svg:width="12.562cm" svg:height="8.208cm" svg:x="0.301cm" svg:y="8.004cm">
          <text:p><text:span text:style-name="T19">I(int16),Q(int16)</text:span></text:p>
          <text:p><text:span text:style-name="T19">-4,12</text:span></text:p>
          <text:p><text:span text:style-name="T19">0,0</text:span></text:p>
          <text:p><text:span text:style-name="T19">-4,0</text:span></text:p>
          <text:p><text:span text:style-name="T19">-8,4</text:span></text:p>
          <text:p><text:span text:style-name="T19">-4,-8</text:span></text:p>
          <text:p><text:span text:style-name="T19">4,0</text:span></text:p>
          <text:p><text:span text:style-name="T19">-8,-4</text:span></text:p>
          <text:p><text:span text:style-name="T19">12,-4</text:span></text:p>
          <text:p><text:span text:style-name="T18"/></text:p>
        </draw:rect>
        <draw:frame draw:style-name="gr9" draw:layer="layout" svg:width="6.269cm" svg:height="0.963cm" svg:x="0.102cm" svg:y="7.242cm">
          <draw:text-box>
            <text:p>sample_csv.csv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start" fo:text-indent="0cm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start" fo:text-indent="0cm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ff86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098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600" style:text-line-through-style="none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86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§">
        <style:list-level-properties text:space-before="2.668cm" text:min-label-width="0.507cm"/>
        <style:text-properties fo:font-family="Wingdings" fo:color="#ff8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0.319cm" svg:height="7.207cm" svg:x="2.54cm" svg:y="6.99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6" presentation:style-name="Mpr2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8">14-4-18</text:date></text:span></text:p>
        </draw:text-box>
      </draw:frame>
      <draw:frame draw:name="Slide Number Placeholder 7" presentation:style-name="Mpr2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draw:name="Footer Placeholder 8" presentation:style-name="Mpr2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0.319cm" svg:height="3.205cm" svg:x="2.54cm" svg:y="4.291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0.319cm" svg:height="9.831cm" svg:x="2.54cm" svg:y="7.694cm" presentation:class="outline" presentation:user-transformed="true">
        <draw:text-box>
          <text:list text:style-name="ML4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8">14-4-18</text:date></text:span></text:p>
        </draw:text-box>
      </draw:frame>
      <draw:frame draw:name="Footer Placeholder 4" presentation:style-name="Mpr7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8.196cm" svg:height="6.035cm" svg:x="2.54cm" svg:y="5.07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11.687cm" svg:height="12.434cm" svg:x="11.172cm" svg:y="5.074cm" presentation:class="outline" presentation:user-transformed="true">
        <draw:text-box>
          <text:list text:style-name="ML4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" draw:text-style-name="MP3" draw:layer="backgroundobjects" svg:width="8.196cm" svg:height="6.236cm" svg:x="2.54cm" svg:y="11.281cm" presentation:class="outline" presentation:user-transformed="true">
        <draw:text-box>
          <text:list text:style-name="ML4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Ninth Outline LevelClick to edit Master text styles</text:span></text:p>
        </draw:text-box>
      </draw:frame>
      <draw:frame draw:name="Date Placeholder 4" presentation:style-name="Mpr13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3"><text:date style:data-style-name="D1" text:date-value="2014-04-18">14-4-18</text:date></text:span></text:p>
        </draw:text-box>
      </draw:frame>
      <draw:frame draw:name="Footer Placeholder 5" presentation:style-name="Mpr13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6" presentation:style-name="Mpr13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18T15:56:45.99</dc:date>
    <meta:generator>OpenOffice/4.0.1$Win32 OpenOffice.org_project/401m5$Build-9714</meta:generator>
    <meta:editing-duration>P7DT22H37M38S</meta:editing-duration>
    <meta:editing-cycles>51</meta:editing-cycles>
    <dc:creator>Mohammad Farhan</dc:creator>
    <meta:document-statistic meta:object-count="119"/>
  </office:meta>
</office:document-meta>
</file>